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bulous 2 Ch. DMX strobe with speed and dimmer control. Except DMX control, the strobes can be linked together under Master/ Slave mode for 4 or 8 units with pre-programmed shows activated by sound. 6 different strobe patterns varied with speed ( fast, normal, or slow speed ) or brightness ( three different brightness ). Thermal switch for overheat protection. Easy access door for lamp changing </text:p>
      <text:p text:style-name="Standard"/>
      <text:p text:style-name="Standard"/>
      <text:p text:style-name="Standard"/>
      <text:p text:style-name="Text_20_body">Fabulous 2 Ch. DMX strobe with speed and dimmer control. Except DMX control, the strobes can be linked together under Master/ Slave mode for 4 or 8 units with pre-programmed shows activated by sound. 6 different strobe patterns varied with speed ( fast, normal, or slow speed ) or brightness ( three different brightness ). Thermal switch for overheat protection. Easy access door for lamp changing</text:p>
      <text:p text:style-name="Text_20_body">pecification<text:line-break/>Brand Acme Effects<text:line-break/>Model BF-1500ND<text:line-break/>Type strobe<text:line-break/>Power 1500 W<text:line-break/>DMX control channel qty. 2<text:line-break/>Lamp Xenpow flashtube 1500 W<text:line-break/>Intensity 0-100 %<text:line-break/>Flash rate 1-12 flashes /sec.<text:line-break/>Dimensions 448 x 126 x 115 mm<text:line-break/>Weight 4.4 kg<text:line-break/>Warranty 12 month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$Win32 OpenOffice.org_project/411m6$Build-9775</meta:generator>
    <dc:date>2018-02-19T19:31:02.19</dc:date>
    <meta:document-statistic meta:table-count="0" meta:image-count="0" meta:object-count="0" meta:page-count="1" meta:paragraph-count="3" meta:word-count="174" meta:character-count="1036"/>
    <dc:creator>Marti </dc:creator>
    <meta:user-defined meta:name="Info 1"/>
    <meta:user-defined meta:name="Info 2"/>
    <meta:user-defined meta:name="Info 3"/>
    <meta:user-defined meta:name="Info 4"/>
  </office:meta>
</office:document-meta>
</file>